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P10" style:family="paragraph" style:parent-style-name="Standard">
      <style:text-properties fo:color="#000000"/>
    </style:style>
    <style:style style:name="T1" style:family="text">
      <style:text-properties loext:padding="0cm" loext:border="none"/>
    </style:style>
    <style:style style:name="T2" style:family="text">
      <style:text-properties style:font-name="Roboto"/>
    </style:style>
    <style:style style:name="T3" style:family="text">
      <style:text-properties style:font-name="inherit" loext:padding="0cm" loext:border="none"/>
    </style:style>
    <style:style style:name="T4" style:family="text">
      <style:text-properties fo:color="#a52a2a" style:font-name="inherit" loext:padding="0cm" loext:border="none"/>
    </style:style>
    <style:style style:name="T5" style:family="text">
      <style:text-properties fo:color="#a52a2a" loext:padding="0cm" loext:border="none"/>
    </style:style>
    <style:style style:name="T6" style:family="text">
      <style:text-properties fo:font-variant="normal" fo:text-transform="none" fo:color="#a52a2a" style:font-name="inherit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a52a2a" style:font-name="inherit" fo:font-size="12pt" fo:letter-spacing="normal" fo:font-style="normal" fo:font-weight="normal"/>
    </style:style>
    <style:style style:name="T8" style:family="text">
      <style:text-properties fo:font-variant="normal" fo:text-transform="none" style:font-name="inherit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inherit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inherit" fo:font-size="12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style:font-name="inherit" fo:font-size="12pt" fo:letter-spacing="normal" fo:font-style="normal" fo:font-weight="normal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02124" fo:letter-spacing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0">DOCUMENTOS NECESSÁRIOS</text:span></text:span></text:p>
      <text:list xml:id="list666345104" text:style-name="L1">
        <text:list-item>
          <text:p text:style-name="P4">De propriedade do terreno ou de direito de uso do terreno;</text:p>
        </text:list-item>
        <text:list-item>
          <text:p text:style-name="P4">Documentos dos proprietários do terreno;</text:p>
        </text:list-item>
        <text:list-item>
          <text:p text:style-name="P4">Documentos dos profissionais responsáveis;</text:p>
        </text:list-item>
        <text:list-item>
          <text:p text:style-name="P4">Cópia do recibo do IPTU;</text:p>
        </text:list-item>
        <text:list-item>
          <text:p text:style-name="P4">Projeto;</text:p>
        </text:list-item>
        <text:list-item>
          <text:p text:style-name="P7">Licença de outros órgãos envolvidos (bombeiros, meio ambiente, vigilância sanitária, entre outros).</text:p>
        </text:list-item>
      </text:list>
      <text:p text:style-name="P1"><text:span text:style-name="Strong_20_Emphasis"><text:span text:style-name="T10">DESENHOS EXIBIDOS</text:span></text:span></text:p>
      <text:p text:style-name="P6">Para conseguir a aprovação serão necessários alguns desenhos do projeto, como das plantas baixa, de locação, de cobertura e de situação, além das pranchas de 2 cortes e elevações.</text:p>
      <text:p text:style-name="P1"><text:span text:style-name="Strong_20_Emphasis"><text:span text:style-name="T10">OBJETIVO CENTRAL DO PROJETO</text:span></text:span></text:p>
      <text:p text:style-name="P6">O projeto deve conter todas as informações necessárias para que a construção seja executada com segurança e clareza.</text:p>
      <text:p text:style-name="P1"><text:span text:style-name="Strong_20_Emphasis"><text:span text:style-name="T10">LEGISLAÇÃO MUNICIPAL</text:span></text:span></text:p>
      <text:p text:style-name="P3">Para <text:span text:style-name="T1">aprovar um projeto na prefeitura</text:span>, ele deve estar de acordo com o plano diretor do município, o código de obras, a lei do uso e ocupação do solo, além da lei de zoneamento urbano.</text:p>
      <text:p text:style-name="P1"><text:span text:style-name="Strong_20_Emphasis"><text:span text:style-name="T10">PROCEDIMENTO PARA A APROVAÇÃO</text:span></text:span></text:p>
      <text:p text:style-name="P6">Com os documentos e projetos em mãos, você vai dar entrada e fazer um requerimento para análise e aprovação do projeto na secretaria responsável da sua cidade, o setor costuma variar de cidade para cidade, mas normalmente essa função fica a cargo da secretaria de obras ou da secretaria de planejamento.</text:p>
      <text:p text:style-name="P6">Após a realização do requerimento, a prefeitura tem um prazo para analisar e retornar o projeto, aprovado ou não. Esse prazo normalmente varia de 15 a 90 dias. Caso sejam necessárias alterações no projeto, o profissional deve fazer as mudanças solicitadas e retornar o projeto para a secretaria responsável.</text:p>
      <text:p text:style-name="P1"><text:span text:style-name="Strong_20_Emphasis"><text:span text:style-name="T10">TAXAS COBRADAS</text:span></text:span></text:p>
      <text:p text:style-name="P3">As taxas para <text:span text:style-name="T1">aprovar um projeto na prefeitura </text:span><text:span text:style-name="T3">costumam variar de cidade para cidade, mas as mais comuns são:</text:span></text:p>
      <text:list xml:id="list1834307243" text:style-name="L2">
        <text:list-item>
          <text:p text:style-name="P2"><text:span text:style-name="Strong_20_Emphasis"><text:span text:style-name="T10">Taxa por tamanho do projeto:</text:span></text:span><text:span text:style-name="T11"> é cobrado um valor fixo (que varia normalmente de R$0,50 a R$ 30,00) vezes a metragem do projeto. Ex: R$ 2,00 x 100 m² = R$200,00;</text:span></text:p>
        </text:list-item>
        <text:list-item>
          <text:p text:style-name="P2"><text:span text:style-name="Strong_20_Emphasis"><text:span text:style-name="T10">Taxa por revisão de projeto:</text:span></text:span><text:span text:style-name="T11"> algumas prefeituras cobram um valor fixo ou variável a cada análise do projeto;</text:span></text:p>
        </text:list-item>
        <text:list-item>
          <text:p text:style-name="P2"><text:span text:style-name="Strong_20_Emphasis"><text:span text:style-name="T10">Taxa por folha impressa:</text:span></text:span><text:span text:style-name="T11"> em outras prefeituras é cobrado um valor fixo por folha impressa. São consideradas todas as folhas, desde aquelas do próprio projeto até as cópias dos documentos dos proprietários e do responsável técnico.  Essa taxa normalmente varia de R$ 0,50 à R$ 2,00 por folha;</text:span></text:p>
        </text:list-item>
        <text:list-item>
          <text:p text:style-name="P8"><text:soft-page-break/><text:span text:style-name="Strong_20_Emphasis"><text:span text:style-name="T10">ART ou RRT:</text:span></text:span><text:span text:style-name="T11"> são os documentos emitidos pelo engenheiro ou arquiteto responsável. A ART de projeto custa cerca de R$ 90,00, já a ART de execução da obra custa cerca de R$ 230,00.</text:span></text:p>
        </text:list-item>
      </text:list>
      <text:p text:style-name="P1"><text:span text:style-name="Strong_20_Emphasis"><text:span text:style-name="T10">O QUE É UMA ART?</text:span></text:span></text:p>
      <text:p text:style-name="P9">ART é um documento legal que identifica o responsável técnico por um serviço prestado ou uma obra realizada. Todo contrato, escrito ou verbal, para a execução de obras ou prestação de quaisquer serviços profissionais referentes à engenharia, arquitetura e agronomia, ficam sujeito à “Anotação de Responsabilidade Técnica” – ART.</text:p>
      <text:p text:style-name="P1"><text:span text:style-name="Strong_20_Emphasis"><text:span text:style-name="T10">POR QUE APROVAR O PROJETO NA PREFEITURA?</text:span></text:span></text:p>
      <text:p text:style-name="P5">A aprovação de projeto tem como intuito garantir que o imóvel esteja totalmente regularizado junto a prefeitura municipal. Sem a aprovação do projeto, o proprietário poderá estar passível de multas advindas da fiscalização não só da prefeitura, mas também do <text:span text:style-name="T2">Conselho Regional de Engenharia e Agronomia (CREA)</text:span>, além de não poder dar início a construção.</text:p>
      <text:p text:style-name="P1"><text:span text:style-name="Strong_20_Emphasis"><text:span text:style-name="T10">OS PROJETOS DA 123PROJETEI SÃO ENTREGUES COM ART DE PROJETOS?</text:span></text:span></text:p>
      <text:p text:style-name="P9">Sim! Os nossos projetos vão com ART! Possibilitando que o contratante tenha segurança que o profissional técnico contratado é capacitado para realizar as devidas funções, uma vez que só é permitido o registro da ART se o profissional é habilitado pelo CREA.</text:p>
      <text:p text:style-name="P10"/>
      <text:p text:style-name="P10"><text:span text:style-name="T12">A matrícula do imóvel é</text:span><text:span text:style-name="T13"> </text:span><text:span text:style-name="T12">anotada em um Livro nº 2 de Registro Geral de Imóveis da Jurisdição e recebem um número de ordem. Nela são averbados todos os atos jurídicos do imóvel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6:44:38.061000000</meta:creation-date>
    <dc:date>2021-04-19T17:00:20.623000000</dc:date>
    <meta:editing-duration>PT5M32S</meta:editing-duration>
    <meta:editing-cycles>1</meta:editing-cycles>
    <meta:document-statistic meta:table-count="0" meta:image-count="0" meta:object-count="0" meta:page-count="2" meta:paragraph-count="29" meta:word-count="596" meta:character-count="3573" meta:non-whitespace-character-count="3014"/>
    <meta:generator>LibreOffice/6.2.1.2$Windows_X86_64 LibreOffice_project/7bcb35dc3024a62dea0caee87020152d1ee96e71</meta:generator>
  </office:meta>
</office:document-meta>
</file>